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2" style:family="table-column">
      <style:table-column-properties fo:break-before="auto" style:column-width="3.72cm"/>
    </style:style>
    <style:style style:name="co3" style:family="table-column">
      <style:table-column-properties fo:break-before="auto" style:column-width="5.306cm"/>
    </style:style>
    <style:style style:name="co5" style:family="table-column">
      <style:table-column-properties fo:break-before="auto" style:column-width="3.727cm"/>
    </style:style>
    <style:style style:name="co4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216cm"/>
    </style:style>
    <style:style style:name="co8" style:family="table-column">
      <style:table-column-properties fo:break-before="auto" style:column-width="9.049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4" style:family="table-cell" style:parent-style-name="Default">
      <style:table-cell-properties fo:border-bottom="0.002cm solid #000000" fo:background-color="#ccccff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language="en" fo:country="GB"/>
    </style:style>
  </office:automatic-styles>
  <office:body>
    <office:spreadsheet>
      <table:table table:name="Main Plot" table:style-name="ta1" table:print="false">
        <table:table-column table:style-name="co2" table:default-cell-style-name="ce3"/>
        <table:table-column table:style-name="co3" table:default-cell-style-name="ce5"/>
        <table:table-column table:style-name="co5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Giver</text:p>
          </table:table-cell>
          <table:table-cell table:style-name="ce4"/>
          <table:table-cell table:style-name="ce4" office:value-type="string">
            <text:p>Desc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start-dunadan</text:p>
          </table:table-cell>
          <table:table-cell office:value-type="string">
            <text:p>Of trolls and damp caves</text:p>
          </table:table-cell>
          <table:table-cell table:number-columns-repeated="2"/>
          <table:table-cell office:value-type="string">
            <text:p>explore the 2 starting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eep-bellow</text:p>
          </table:table-cell>
          <table:table-cell office:value-type="string">
            <text:p>From bellow, it devours</text:p>
          </table:table-cell>
          <table:table-cell table:number-columns-repeated="2"/>
          <table:table-cell office:value-type="string">
            <text:p>kill the Mou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el-tunnel</text:p>
          </table:table-cell>
          <table:table-cell office:value-type="string">
            <text:p>Light at the end of the tunnel</text:p>
          </table:table-cell>
          <table:table-cell table:number-columns-repeated="2"/>
          <table:table-cell office:value-type="string">
            <text:p>exit the Island of Re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dwarf</text:p>
          </table:table-cell>
          <table:table-cell office:value-type="string">
            <text:p>Reknor is lost!</text:p>
          </table:table-cell>
          <table:table-cell table:number-columns-repeated="2"/>
          <table:table-cell office:value-type="string">
            <text:p>escape rekno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shaloren</text:p>
          </table:table-cell>
          <table:table-cell office:value-type="string">
            <text:p>Echoes of the Spellblaze</text:p>
          </table:table-cell>
          <table:table-cell table:number-columns-repeated="2"/>
          <table:table-cell office:value-type="string">
            <text:p>explore the 2 starting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undead</text:p>
          </table:table-cell>
          <table:table-cell office:value-type="string">
            <text:p>The rotting stench of the dead</text:p>
          </table:table-cell>
          <table:table-cell table:number-columns-repeated="2"/>
          <table:table-cell office:value-type="string">
            <text:p>exit the blighted ruin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yeek</text:p>
          </table:table-cell>
          <table:table-cell office:value-type="string">
            <text:p>Following the Way</text:p>
          </table:table-cell>
          <table:table-cell table:number-columns-repeated="2"/>
          <table:table-cell office:value-type="string">
            <text:p>save Re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er-zones</text:p>
          </table:table-cell>
          <table:table-cell office:value-type="string">
            <text:p>Into the darkness</text:p>
          </table:table-cell>
          <table:table-cell table:number-columns-repeated="2"/>
          <table:table-cell office:value-type="string">
            <text:p>expore the 4 intermediate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ol-falas</text:p>
          </table:table-cell>
          <table:table-cell office:value-type="string">
            <text:p>The island of dread</text:p>
          </table:table-cell>
          <table:table-cell table:number-columns-repeated="2"/>
          <table:table-cell office:value-type="string">
            <text:p>kill the master in tol fala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ff-absorption</text:p>
          </table:table-cell>
          <table:table-cell office:value-type="string">
            <text:p>A mysterious staff</text:p>
          </table:table-cell>
          <table:table-cell office:value-type="string">
            <text:p>finding the staff</text:p>
          </table:table-cell>
          <table:table-cell/>
          <table:table-cell office:value-type="string">
            <text:p>loot the staff and bring it to minas tiri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c-hunt</text:p>
          </table:table-cell>
          <table:table-cell office:value-type="string">
            <text:p>Let's hunt some orcs</text:p>
          </table:table-cell>
          <table:table-cell office:value-type="string">
            <text:p>Last Hope</text:p>
          </table:table-cell>
          <table:table-cell/>
          <table:table-cell office:value-type="string">
            <text:p>Gondor sent you to investigate the trace of orcs in the moria, there could be clues about the staff; clues are found along with a portal to the far east (one way portal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ild-wild-east</text:p>
          </table:table-cell>
          <table:table-cell office:value-type="string">
            <text:p>The wild wild east</text:p>
          </table:table-cell>
          <table:table-cell table:number-columns-repeated="2"/>
          <table:table-cell office:value-type="string">
            <text:p>travel through the farportal and explore the wild far east, looking for the staff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pydric-infestation</text:p>
          </table:table-cell>
          <table:table-cell office:value-type="string">
            <text:p>Eight legs of wonder</text:p>
          </table:table-cell>
          <table:table-cell table:style-name="ce5" office:value-type="string">
            <text:p>Sun Paladin Aeryn</text:p>
          </table:table-cell>
          <table:table-cell/>
          <table:table-cell table:style-name="ce6" office:value-type="string">
            <text:p>Clear the spider lair, Ardhung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c-pride</text:p>
          </table:table-cell>
          <table:table-cell office:value-type="string">
            <text:p>The many Prides of the Orc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Destroy all the orc pride bastion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e-mount-doom</text:p>
          </table:table-cell>
          <table:table-cell office:value-type="string">
            <text:p>Important new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Locate Eruan and find where is the staff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ount-doom</text:p>
          </table:table-cell>
          <table:table-cell office:value-type="string">
            <text:p>The Doom of this World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Rush through mount doom to stop the Istar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igh-peak</text:p>
          </table:table-cell>
          <table:table-cell office:value-type="string">
            <text:p>Falling Toward Apotheosi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Enter the slime tunnels, open to way to the high peak and destroy the Istar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b-command</text:p>
          </table:table-cell>
          <table:table-cell office:value-type="string">
            <text:p>The Orbs of Command</text:p>
          </table:table-cell>
          <table:table-cell office:value-type="string">
            <text:p>using orbs of command</text:p>
          </table:table-cell>
          <table:table-cell/>
          <table:table-cell office:value-type="string">
            <text:p>Open the way to the high peak in the slime tunnel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range-new-world</text:p>
          </table:table-cell>
          <table:table-cell office:value-type="string">
            <text:p>Strange New World</text:p>
          </table:table-cell>
          <table:table-cell office:value-type="string">
            <text:p>enter the far east</text:p>
          </table:table-cell>
          <table:table-cell/>
          <table:table-cell office:value-type="string">
            <text:p>choose a side</text:p>
          </table:table-cell>
          <table:table-cell table:number-columns-repeated="1019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de quests" table:style-name="ta1" table:print="false">
        <table:table-column table:style-name="co2" table:default-cell-style-name="ce3"/>
        <table:table-column table:style-name="co3" table:default-cell-style-name="ce5"/>
        <table:table-column table:style-name="co7" table:default-cell-style-name="ce5"/>
        <table:table-column table:style-name="co8" table:default-cell-style-name="ce6"/>
        <table:table-column table:style-name="co4" table:number-columns-repeated="5" table:default-cell-style-name="ce6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Source</text:p>
          </table:table-cell>
          <table:table-cell table:style-name="ce4" office:value-type="string">
            <text:p>Desc</text:p>
          </table:table-cell>
          <table:table-cell table:style-name="ce4" office:value-type="string">
            <text:p>Reward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lost_merchant</text:p>
          </table:table-cell>
          <table:table-cell office:value-type="string">
            <text:p>Trapped!</text:p>
          </table:table-cell>
          <table:table-cell office:value-type="string">
            <text:p><text:span text:style-name="T1">west encounter</text:span></text:p>
          </table:table-cell>
          <table:table-cell office:value-type="string">
            <text:p>Save a merchant from a thieves ambush</text:p>
          </table:table-cell>
          <table:table-cell office:value-type="string">
            <text:p>Opens a rare jewelry shop in Minas Tiri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ge-apprentice</text:p>
          </table:table-cell>
          <table:table-cell office:value-type="string">
            <text:p>Apprentice hardship</text:p>
          </table:table-cell>
          <table:table-cell office:value-type="string">
            <text:p>west encounter</text:p>
          </table:table-cell>
          <table:table-cell office:value-type="string">
            <text:p>Collect 15 staves</text:p>
          </table:table-cell>
          <table:table-cell office:value-type="string">
            <text:p>Ego ring / access to angolwe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emple-of-creation</text:p>
          </table:table-cell>
          <table:table-cell office:value-type="string">
            <text:p>The Temple of Creation</text:p>
          </table:table-cell>
          <table:table-cell office:value-type="string">
            <text:p>est encounter</text:p>
          </table:table-cell>
          <table:table-cell office:value-type="string">
            <text:p>defeat Slasul</text:p>
          </table:table-cell>
          <table:table-cell office:value-type="string">
            <text:p>Eldritch Pear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ster-jeweler</text:p>
          </table:table-cell>
          <table:table-cell office:value-type="string">
            <text:p>Lost Knowledge</text:p>
          </table:table-cell>
          <table:table-cell office:value-type="string">
            <text:p>Ancient Tome</text:p>
          </table:table-cell>
          <table:table-cell office:value-type="string">
            <text:p>Find &amp; cleanse the valley of the moon</text:p>
          </table:table-cell>
          <table:table-cell office:value-type="string">
            <text:p>Master Jeweler availabl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scort-duty</text:p>
          </table:table-cell>
          <table:table-cell office:value-type="string">
            <text:p>Escort</text:p>
          </table:table-cell>
          <table:table-cell office:value-type="string">
            <text:p>random</text:p>
          </table:table-cell>
          <table:table-cell office:value-type="string">
            <text:p>Escort the random NPC through the level</text:p>
          </table:table-cell>
          <table:table-cell office:value-type="string">
            <text:p>+stat/talent/talent category</text:p>
          </table:table-cell>
          <table:table-cell table:number-columns-repeated="1019"/>
        </table:table-row>
        <table:table-row table:style-name="ro1">
          <table:table-cell office:value-type="string">
            <text:p>broken-orb</text:p>
          </table:table-cell>
          <table:table-cell office:value-type="string">
            <text:p>The Orb that was broken</text:p>
          </table:table-cell>
          <table:table-cell office:value-type="string">
            <text:p>angolwen leader</text:p>
          </table:table-cell>
          <table:table-cell office:value-type="string">
            <text:p>Travel in an other plane looking for a way to unbreak an orb</text:p>
          </table:table-cell>
          <table:table-cell office:value-type="string">
            <text:p>amulet of travel (teleport:angolwen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umberjack-cursed</text:p>
          </table:table-cell>
          <table:table-cell office:value-type="string">
            <text:p>The beast within</text:p>
          </table:table-cell>
          <table:table-cell office:value-type="string">
            <text:p>west encounter</text:p>
          </table:table-cell>
          <table:table-cell office:value-type="string">
            <text:p>Save the lumberjack village</text:p>
          </table:table-cell>
          <table:table-cell office:value-type="string">
            <text:p>Money + Cursed class unloc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est-portal</text:p>
          </table:table-cell>
          <table:table-cell office:value-type="string">
            <text:p>There and back again</text:p>
          </table:table-cell>
          <table:table-cell office:value-type="string">
            <text:p>NPC in gates of morning</text:p>
          </table:table-cell>
          <table:table-cell office:value-type="string">
            <text:p>Build a portal back to middle earth</text:p>
          </table:table-cell>
          <table:table-cell office:value-type="string">
            <text:p>port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ast-portal</text:p>
          </table:table-cell>
          <table:table-cell office:value-type="string">
            <text:p>Back and there again</text:p>
          </table:table-cell>
          <table:table-cell office:value-type="string">
            <text:p>NPC in minas tirith</text:p>
          </table:table-cell>
          <table:table-cell office:value-type="string">
            <text:p>Build a portal back to the far east</text:p>
          </table:table-cell>
          <table:table-cell office:value-type="string">
            <text:p>port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ightning-overload</text:p>
          </table:table-cell>
          <table:table-cell office:value-type="string">
            <text:p>Storming the city</text:p>
          </table:table-cell>
          <table:table-cell office:value-type="string">
            <text:p>entering bree after level 12</text:p>
          </table:table-cell>
          <table:table-cell office:value-type="string">
            <text:p>Stop a Tempest gone rogue from destroying Bree</text:p>
          </table:table-cell>
          <table:table-cell office:value-type="string">
            <text:p>Tempest class unlock + rod of reca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rotherhood-alchemist</text:p>
          </table:table-cell>
          <table:table-cell office:value-type="string">
            <text:p>Brotherhood of Alchemists</text:p>
          </table:table-cell>
          <table:table-cell office:value-type="string">
            <text:p>multiple alchemists</text:p>
          </table:table-cell>
          <table:table-cell office:value-type="string">
            <text:p>Help them make elixirs</text:p>
          </table:table-cell>
          <table:table-cell office:value-type="string">
            <text:p>Various unique elixir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ti-antimagic</text:p>
          </table:table-cell>
          <table:table-cell office:value-type="string">
            <text:p>The fall of Zigur</text:p>
          </table:table-cell>
          <table:table-cell office:value-type="string">
            <text:p>Grand Corruptor</text:p>
          </table:table-cell>
          <table:table-cell office:value-type="string">
            <text:p>destroy zigur</text:p>
          </table:table-cell>
          <table:table-cell office:value-type="string">
            <text:p>Hexes tre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timagic</text:p>
          </table:table-cell>
          <table:table-cell office:value-type="string">
            <text:p>The Curse of Magic</text:p>
          </table:table-cell>
          <table:table-cell office:value-type="string">
            <text:p>Zigur</text:p>
          </table:table-cell>
          <table:table-cell office:value-type="string">
            <text:p>abandon all magic &amp; prove yourself</text:p>
          </table:table-cell>
          <table:table-cell office:value-type="string">
            <text:p>Antimagic tre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rena-unlock</text:p>
          </table:table-cell>
          <table:table-cell office:value-type="string">
            <text:p>The agent of the arena</text:p>
          </table:table-cell>
          <table:table-cell office:value-type="string">
            <text:p>Derth arena NPC</text:p>
          </table:table-cell>
          <table:table-cell office:value-type="string">
            <text:p>Fight 3 competitors</text:p>
          </table:table-cell>
          <table:table-cell office:value-type="string">
            <text:p>Arena unlock + 2 generic talent point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kryl-feijan-escape</text:p>
          </table:table-cell>
          <table:table-cell office:value-type="string">
            <text:p>Crypt of Kryl-Feijan</text:p>
          </table:table-cell>
          <table:table-cell office:value-type="string">
            <text:p>west encounter</text:p>
          </table:table-cell>
          <table:table-cell office:value-type="string">
            <text:p>Kill the acolytes &amp; save melinda</text:p>
          </table:table-cell>
          <table:table-cell office:value-type="string">
            <text:p>Artefact + melinda's lov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hertul-fortress</text:p>
          </table:table-cell>
          <table:table-cell office:value-type="string">
            <text:p>Sher'tul Fortress</text:p>
          </table:table-cell>
          <table:table-cell office:value-type="string">
            <text:p>lore in the old forest</text:p>
          </table:table-cell>
          <table:table-cell office:value-type="string">
            <text:p>secure the fortress for your own use</text:p>
          </table:table-cell>
          <table:table-cell office:value-type="string">
            <text:p>usage of the fortres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emporal-rift</text:p>
          </table:table-cell>
          <table:table-cell office:value-type="string">
            <text:p>Back and Back and Back to the future</text:p>
          </table:table-cell>
          <table:table-cell office:value-type="string">
            <text:p>rift in the daikara</text:p>
          </table:table-cell>
          <table:table-cell office:value-type="string">
            <text:p>fix the timestream!</text:p>
          </table:table-cell>
          <table:table-cell office:value-type="string">
            <text:p>rune of the rif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aradoxology</text:p>
          </table:table-cell>
          <table:table-cell office:value-type="string">
            <text:p>The Way We Were'nt</text:p>
          </table:table-cell>
          <table:table-cell office:value-type="string">
            <text:p>daikara</text:p>
          </table:table-cell>
          <table:table-cell office:value-type="string">
            <text:p>play as a time warden and go in the daikara; get killed by yourself</text:p>
          </table:table-cell>
          <table:table-cell office:value-type="string">
            <text:p>rune of the rif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ing-of-blood</text:p>
          </table:table-cell>
          <table:table-cell office:value-type="string">
            <text:p>Till the Blood Runs Clear</text:p>
          </table:table-cell>
          <table:table-cell office:value-type="string">
            <text:p>west encounter</text:p>
          </table:table-cell>
          <table:table-cell office:value-type="string">
            <text:p>destroy a slavers camp, or take part in brawlers salve game</text:p>
          </table:table-cell>
          <table:table-cell office:value-type="string">
            <text:p>Bloodcaller or boss exp/loot</text:p>
          </table:table-cell>
          <table:table-cell table:number-columns-repeated="1019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ainstorm" table:style-name="ta1" table:print="false">
        <table:table-column table:style-name="co4" table:number-columns-repeated="3" table:default-cell-style-name="Default"/>
        <table:table-row table:style-name="ro1">
          <table:table-cell office:value-type="string">
            <text:p>Sleeping</text:p>
          </table:table-cell>
          <table:table-cell office:value-type="string">
            <text:p>Shadow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Qui</text:p>
          </table:table-cell>
          <table:table-cell/>
          <table:table-cell office:value-type="string">
            <text:p>A sleeping innocent has been captured by orcs, torturing him during his sleep they split his mind to create a « shadow », a monster</text:p>
          </table:table-cell>
        </table:table-row>
        <table:table-row table:style-name="ro1">
          <table:table-cell office:value-type="string">
            <text:p>Quoi</text:p>
          </table:table-cell>
          <table:table-cell table:number-columns-repeated="2"/>
        </table:table-row>
        <table:table-row table:style-name="ro1">
          <table:table-cell office:value-type="string">
            <text:p>Ou</text:p>
          </table:table-cell>
          <table:table-cell/>
          <table:table-cell office:value-type="string">
            <text:p>crypt around rak'shor: random encoutner around the zone</text:p>
          </table:table-cell>
        </table:table-row>
        <table:table-row table:style-name="ro1">
          <table:table-cell office:value-type="string">
            <text:p>Quand</text:p>
          </table:table-cell>
          <table:table-cell/>
          <table:table-cell office:value-type="string">
            <text:p>some times ago</text:p>
          </table:table-cell>
        </table:table-row>
        <table:table-row table:style-name="ro1">
          <table:table-cell office:value-type="string">
            <text:p>Comment</text:p>
          </table:table-cell>
          <table:table-cell/>
          <table:table-cell office:value-type="string">
            <text:p>the magical splitting is necromantic</text:p>
          </table:table-cell>
        </table:table-row>
        <table:table-row table:style-name="ro1">
          <table:table-cell office:value-type="string">
            <text:p>Pourquoi</text:p>
          </table:table-cell>
          <table:table-cell/>
          <table:table-cell office:value-type="string">
            <text:p>Rak'Shor intend to create an army of shade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The player encounters shades, dispatches them, investigates the crypt.</text:p>
          </table:table-cell>
          <table:table-cell table:number-columns-repeated="2"/>
        </table:table-row>
        <table:table-row table:style-name="ro1">
          <table:table-cell office:value-type="string">
            <text:p>Upon arrival is confronted by an orc necromancer who puts him to sleep (no way to resist), the player then wakes up in a cell, with no equipment</text:p>
          </table:table-cell>
          <table:table-cell table:number-columns-repeated="2"/>
        </table:table-row>
        <table:table-row table:style-name="ro1">
          <table:table-cell office:value-type="string">
            <text:p>fighst his way through the guards, gets equipment back only to be confronted by his own shadow(a clone of himself with damage reduced)</text:p>
          </table:table-cell>
          <table:table-cell table:number-columns-repeated="2"/>
        </table:table-row>
        <table:table-row table:style-name="ro1">
          <table:table-cell office:value-type="string">
            <text:p>Later on he comes to the neromancer boss who lets 2 more shadow of the player enter the fight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1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5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9">29/03/2011</text:date>, <text:time>09:0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4-28T18:09:09</meta:creation-date>
    <dc:date>2011-03-29T09:09:47</dc:date>
    <meta:editing-duration>P3DT8H20M19S</meta:editing-duration>
    <meta:editing-cycles>54</meta:editing-cycles>
    <meta:generator>LibreOffice/3.3$Unix LibreOffice_project/330m19$Build-8</meta:generator>
    <meta:document-statistic meta:table-count="3" meta:cell-count="187" meta:object-count="0"/>
    <meta:user-defined meta:name="Info 1"/>
    <meta:user-defined meta:name="Info 2"/>
    <meta:user-defined meta:name="Info 3"/>
    <meta:user-defined meta:name="Info 4"/>
  </office:meta>
</office:document-meta>
</file>